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9B3000000DB68C6391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-2.223cm" svg:y="-2cm" svg:width="20.999cm" svg:height="1.85cm" draw:z-index="0"><draw:image xlink:href="Pictures/10000201000009B3000000DB68C6391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3S</meta:editing-duration>
    <meta:editing-cycles>3</meta:editing-cycles>
    <meta:generator>OpenOffice/4.1.6$Win32 OpenOffice.org_project/416m1$Build-9790</meta:generator>
    <dc:date>2019-02-10T20:13:31.73</dc:date>
    <meta:document-statistic meta:table-count="0" meta:image-count="1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